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8.389cm" fo:margin-left="-0.413cm" table:align="left"/>
    </style:style>
    <style:style style:name="Tabela1.A" style:family="table-column">
      <style:table-column-properties style:column-width="3.598cm"/>
    </style:style>
    <style:style style:name="Tabela1.B" style:family="table-column">
      <style:table-column-properties style:column-width="3.889cm"/>
    </style:style>
    <style:style style:name="Tabela1.C" style:family="table-column">
      <style:table-column-properties style:column-width="3.201cm"/>
    </style:style>
    <style:style style:name="Tabela1.D" style:family="table-column">
      <style:table-column-properties style:column-width="3.863cm"/>
    </style:style>
    <style:style style:name="Tabela1.E" style:family="table-column">
      <style:table-column-properties style:column-width="3.836cm"/>
    </style:style>
    <style:style style:name="Tabela1.1" style:family="table-row">
      <style:table-row-properties style:min-row-height="4.498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a1.E1" style:family="table-cell">
      <style:table-cell-properties fo:padding="0.097cm" fo:border="0.5pt solid #000000" style:writing-mode="page"/>
    </style:style>
    <style:style style:name="Tabela1.2" style:family="table-row">
      <style:table-row-properties style:min-row-height="5.743cm"/>
    </style:style>
    <style:style style:name="Tabe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.3" style:family="table-row">
      <style:table-row-properties style:min-row-height="3.493cm"/>
    </style:style>
    <style:style style:name="Tabela1.A3" style:family="table-cell">
      <style:table-cell-properties fo:padding="0.097cm" fo:border="0.7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normal" officeooo:rsid="000c8454" officeooo:paragraph-rsid="000c8454" style:font-size-asian="11pt" style:font-weight-asian="normal" style:font-size-complex="11pt" style:font-weight-complex="normal"/>
    </style:style>
    <style:style style:name="P2" style:family="paragraph" style:parent-style-name="Table_20_Contents">
      <style:text-properties fo:font-size="11pt" fo:font-weight="normal" officeooo:rsid="000e360f" officeooo:paragraph-rsid="000e360f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normal" officeooo:rsid="000e360f" officeooo:paragraph-rsid="000e360f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size="11pt" fo:font-weight="normal" officeooo:rsid="000e360f" officeooo:paragraph-rsid="000e360f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1pt" fo:font-style="normal" fo:font-weight="normal" officeooo:rsid="000c8454" officeooo:paragraph-rsid="000c8454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able_20_Contents">
      <style:text-properties fo:font-size="11pt" fo:font-style="normal" fo:font-weight="bold" officeooo:rsid="000b0e20" officeooo:paragraph-rsid="000b0e20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Table_20_Contents">
      <style:text-properties fo:font-size="13pt" fo:font-weight="bold" officeooo:rsid="000b0e20" officeooo:paragraph-rsid="000b0e20" style:font-size-asian="13pt" style:font-weight-asian="bold" style:font-size-complex="13pt" style:font-weight-complex="bold"/>
    </style:style>
    <style:style style:name="P8" style:family="paragraph" style:parent-style-name="Table_20_Contents">
      <style:text-properties fo:font-size="13pt" fo:font-style="normal" fo:font-weight="bold" officeooo:rsid="000b0e20" officeooo:paragraph-rsid="000b0e20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4pt" fo:font-weight="bold" officeooo:rsid="000b0e20" officeooo:paragraph-rsid="000b0e20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4pt" fo:font-weight="normal" officeooo:rsid="000b0e20" style:font-size-asian="14pt" style:font-weight-asian="normal" style:font-size-complex="14pt" style:font-weight-complex="normal"/>
    </style:style>
    <style:style style:name="P11" style:family="paragraph" style:parent-style-name="Table_20_Contents">
      <style:text-properties fo:font-size="14pt" fo:font-weight="normal" officeooo:rsid="000b0e20" style:font-size-asian="14pt" style:font-weight-asian="normal" style:font-size-complex="14pt" style:font-weight-complex="normal"/>
    </style:style>
    <style:style style:name="P12" style:family="paragraph" style:parent-style-name="Table_20_Contents">
      <style:text-properties fo:font-weight="normal" officeooo:paragraph-rsid="000e360f" style:font-weight-asian="normal" style:font-weight-complex="normal"/>
    </style:style>
    <style:style style:name="P13" style:family="paragraph" style:parent-style-name="Table_20_Contents">
      <style:text-properties fo:font-weight="normal" officeooo:rsid="000b0e20" officeooo:paragraph-rsid="000b0e20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0pt" fo:font-style="normal" fo:font-weight="normal" officeooo:rsid="000c8454" officeooo:paragraph-rsid="000c8454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officeooo:rsid="000b0e20" officeooo:paragraph-rsid="000b0e20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fo:font-size="10.5pt" fo:font-style="normal" fo:font-weight="normal" officeooo:rsid="000b0e20" officeooo:paragraph-rsid="000b0e20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0.5pt" fo:font-style="normal" fo:font-weight="normal" officeooo:rsid="000c8454" officeooo:paragraph-rsid="000c8454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Table_20_Contents">
      <style:text-properties fo:font-style="normal" fo:font-weight="normal" officeooo:rsid="000b0e20" officeooo:paragraph-rsid="000b0e20" style:font-style-asian="normal" style:font-weight-asian="normal" style:font-style-complex="normal" style:font-weight-complex="normal"/>
    </style:style>
    <style:style style:name="P19" style:family="paragraph" style:parent-style-name="Table_20_Contents">
      <style:text-properties style:font-name="DejaVu Serif Condensed" fo:font-size="15pt" fo:font-weight="bold" officeooo:rsid="000b0e20" officeooo:paragraph-rsid="000b0e20" style:font-size-asian="13.1000003814697pt" style:font-weight-asian="bold" style:font-size-complex="1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1pt" fo:font-weight="normal" officeooo:rsid="00107347" officeooo:paragraph-rsid="000b0e20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fo:font-weight="bold" officeooo:rsid="000b0e20" officeooo:paragraph-rsid="000b0e20" style:font-weight-asian="bold" style:font-weight-complex="bold"/>
    </style:style>
    <style:style style:name="P22" style:family="paragraph">
      <style:paragraph-properties fo:text-align="center"/>
    </style:style>
    <style:style style:name="T1" style:family="text">
      <style:text-properties officeooo:rsid="000b0e2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b0e20" style:font-size-asian="14pt" style:font-weight-asian="bold" style:font-size-complex="14pt" style:font-weight-complex="bold"/>
    </style:style>
    <style:style style:name="T5" style:family="text">
      <style:text-properties officeooo:rsid="000ed33d"/>
    </style:style>
    <style:style style:name="T6" style:family="text">
      <style:text-properties fo:font-weight="bold" style:font-weight-asian="bold" style:font-weight-complex="bol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rows-spanned="2" office:value-type="string">
            <text:p text:style-name="P19">PARCEIROS </text:p>
            <text:p text:style-name="P19">CHAVES</text:p>
            <text:p text:style-name="P20"/>
            <text:p text:style-name="P20"/>
            <text:p text:style-name="P20">PROFISSIONAIS DE SAÚDE MENTAL(PSIQUIATRAS, PSICÓLOGOS, TERAPEUTAS), INSTITUIÇÕES DE PESQUISA PARA SE MANTER ATUALIZADO SOBRE OS ÚLTIMOS TRATAMENTOS.</text:p>
          </table:table-cell>
          <table:table-cell table:style-name="Tabela1.A1" office:value-type="string">
            <text:p text:style-name="P7">ATIVIDADES </text:p>
            <text:p text:style-name="P7">CHAVES</text:p>
            <text:p text:style-name="P15"/>
            <text:p text:style-name="P3">PRESTAÇÃO DE SERVIÇOS DE ACONSELHAMENTO E TERAPIA, CAMPANHAS DE MARKETING E CONSCIENTIZAÇÃO.</text:p>
            <text:p text:style-name="P2"/>
          </table:table-cell>
          <table:table-cell table:style-name="Tabela1.A1" table:number-rows-spanned="2" office:value-type="string">
            <text:p text:style-name="P21">PREPOSIÇÕES DE VALORES</text:p>
            <text:p text:style-name="P13"><text:s/></text:p>
            <text:p text:style-name="P13">ACESSO FÁCIL A SERVIÇOS DE SAÚDE MENTAL </text:p>
          </table:table-cell>
          <table:table-cell table:style-name="Tabela1.A1" office:value-type="string">
            <text:p text:style-name="P6">RELACIONAMENTO COM CLIENTES</text:p>
            <text:p text:style-name="P16"/>
            <text:p text:style-name="P17">SUPORTE CONTÍNUO POR MEIO DE MENSAGENS, CHAMADAS OU CHATS ONLINE.</text:p>
            <text:p text:style-name="P17">FEEDBACK E ACOMPANHAMENTO CONSTANTE. </text:p>
          </table:table-cell>
          <table:table-cell table:style-name="Tabela1.E1" table:number-rows-spanned="2" office:value-type="string">
            <text:p text:style-name="P8">SEGMENTOS DE CLIENTES</text:p>
            <text:p text:style-name="P18"/>
            <text:p text:style-name="P14"/>
            <text:p text:style-name="P14"/>
            <text:p text:style-name="P14"/>
            <text:p text:style-name="P14"/>
            <text:p text:style-name="P14"/>
            <text:p text:style-name="P5">INDIVÍDUOS QUE SOFREM DE TRANSTORNOS MENTAIS (DEPRESSÃO, ANSIEDADE, TRANSTORNO BIPOLAR, ETC. ).</text:p>
            <text:p text:style-name="P5"/>
          </table:table-cell>
        </table:table-row>
        <table:table-row table:style-name="Tabela1.2">
          <table:covered-table-cell table:style-name="Tabela1.A2"/>
          <table:table-cell table:style-name="Tabela1.A2" office:value-type="string">
            <text:p text:style-name="P7">RECURSOS CHAVES</text:p>
            <text:p text:style-name="P7"/>
            <text:p text:style-name="P3">CONTEÚDO E RECURSOS EDUCACIONAIS, EQUIPE DE PROFISSIONAIS DA EQUIPE DE SAÚDE.</text:p>
          </table:table-cell>
          <table:covered-table-cell table:style-name="Tabela1.A2"/>
          <table:table-cell table:style-name="Tabela1.A2" office:value-type="string">
            <text:p text:style-name="P9">CANAIS</text:p>
            <text:p text:style-name="P9"/>
            <text:p text:style-name="P1">PLATAFORMAS ONLINE (APLICATIVOS, WEB SITES).</text:p>
            <text:p text:style-name="P1">PROGRAMAS DE CONSCIENTIZAÇÃO.</text:p>
          </table:table-cell>
          <table:covered-table-cell table:style-name="Tabela1.E2"/>
        </table:table-row>
        <table:table-row table:style-name="Tabela1.3">
          <table:table-cell table:style-name="Tabela1.A3" table:number-columns-spanned="5" office:value-type="string">
            <text:p text:style-name="P12"><draw:line text:anchor-type="paragraph" draw:z-index="0" draw:name="Linha 2" draw:style-name="gr1" draw:text-style-name="P22" svg:x1="8.58cm" svg:y1="-0.004cm" svg:x2="8.578cm" svg:y2="3.31cm"><text:p/></draw:line><text:span text:style-name="T4">CUSTOS</text:span><text:span text:style-name="T3"> </text:span><text:span text:style-name="T2"><text:s text:c="3"/></text:span><text:s text:c="57"/><text:span text:style-name="T6"><text:s text:c="3"/></text:span><text:span text:style-name="T4">RECEITAS</text:span></text:p>
            <text:p text:style-name="P2"><text:s text:c="91"/></text:p>
            <text:p text:style-name="P4"><text:span text:style-name="T1"><text:s text:c="2"/>S</text:span>ALÁRIOS HONORÁRIOS DE PROFISSIONAIS <text:s text:c="5"/><text:span text:style-name="T5">PARCERIA COM SEGURADORAS DE SAÚDE, PLANO</text:span></text:p>
            <text:p text:style-name="P4"><text:s/>DE SAÚDE MENTAL, CUSTOS DE MARKETING <text:s text:c="3"/><text:span text:style-name="T5">DE ASSINATURA PARA ACESSO A SERVIÇOS </text:span></text:p>
            <text:p text:style-name="P4"><text:s text:c="26"/>E PUBLICIDADE.</text:p>
            <text:p text:style-name="P10"/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0:36:12.543694404</meta:creation-date>
    <dc:date>2024-04-29T11:24:30.368156677</dc:date>
    <meta:editing-duration>PT34M15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24" meta:word-count="123" meta:character-count="1123" meta:non-whitespace-character-count="825"/>
  </office:meta>
</office:document-meta>
</file>